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3000002401A1D6F5777FFF5C6.png" manifest:media-type="image/png"/>
  <manifest:file-entry manifest:full-path="Pictures/100002010000050000000159104D7C46BD20E0D1.png" manifest:media-type="image/png"/>
  <manifest:file-entry manifest:full-path="Pictures/100002010000050A0000023C455AFA7DEB45B5C8.png" manifest:media-type="image/png"/>
  <manifest:file-entry manifest:full-path="Pictures/10000201000004F9000001BD32DC0CDFEADFB9EA.png" manifest:media-type="image/png"/>
  <manifest:file-entry manifest:full-path="Pictures/100002010000037C0000005BC21E0253926D618E.png" manifest:media-type="image/png"/>
  <manifest:file-entry manifest:full-path="Pictures/10000201000003740000029E89A74C3F7AD171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096" officeooo:paragraph-rsid="001fe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</text:p>
      <text:p text:style-name="P1"><draw:frame draw:style-name="fr2" draw:name="Image1" text:anchor-type="char" svg:width="17cm" svg:height="12.883cm" draw:z-index="0"><draw:image xlink:href="Pictures/10000201000003740000029E89A74C3F7AD1712E.png" xlink:type="simple" xlink:show="embed" xlink:actuate="onLoad" loext:mime-type="image/png"/></draw:frame>2</text:p>
      <text:p text:style-name="P1"><draw:frame draw:style-name="fr2" draw:name="Image2" text:anchor-type="char" svg:width="17cm" svg:height="5.943cm" draw:z-index="1"><draw:image xlink:href="Pictures/10000201000004F9000001BD32DC0CDFEADFB9EA.png" xlink:type="simple" xlink:show="embed" xlink:actuate="onLoad" loext:mime-type="image/png"/></draw:frame>3</text:p>
      <text:p text:style-name="P1"><draw:frame draw:style-name="fr2" draw:name="Image4" text:anchor-type="char" svg:width="17cm" svg:height="4.581cm" draw:z-index="3"><draw:image xlink:href="Pictures/100002010000050000000159104D7C46BD20E0D1.png" xlink:type="simple" xlink:show="embed" xlink:actuate="onLoad" loext:mime-type="image/png"/></draw:frame></text:p>
      <text:p text:style-name="P1"><draw:frame draw:style-name="fr3" draw:name="Image3" text:anchor-type="char" svg:width="17cm" svg:height="7.537cm" draw:z-index="2"><draw:image xlink:href="Pictures/100002010000050A0000023C455AFA7DEB45B5C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5" text:anchor-type="char" svg:width="17cm" svg:height="1.734cm" draw:z-index="4"><draw:image xlink:href="Pictures/100002010000037C0000005BC21E0253926D618E.png" xlink:type="simple" xlink:show="embed" xlink:actuate="onLoad" loext:mime-type="image/png"/></draw:frame><draw:frame draw:style-name="fr1" draw:name="Image6" text:anchor-type="char" svg:x="1.053cm" svg:y="3.096cm" svg:width="14.473cm" svg:height="15.24cm" draw:z-index="5"><draw:image xlink:href="Pictures/1000020100000223000002401A1D6F5777FFF5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4:41:45.851784958</meta:creation-date>
    <dc:date>2023-06-20T14:55:45.095955344</dc:date>
    <meta:editing-duration>PT3M49S</meta:editing-duration>
    <meta:editing-cycles>1</meta:editing-cycles>
    <meta:document-statistic meta:table-count="0" meta:image-count="6" meta:object-count="0" meta:page-count="2" meta:paragraph-count="3" meta:word-count="3" meta:character-count="3" meta:non-whitespace-character-count="3"/>
    <meta:generator>LibreOffice/6.4.2.2$Linux_X86_64 LibreOffice_project/40$Build-2</meta:generator>
  </office:meta>
</office:document-meta>
</file>